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1A8BDB33946C28B.png" manifest:media-type="image/png"/>
  <manifest:file-entry manifest:full-path="Pictures/1000020100000640000003843CC745FFAFD235E5.png" manifest:media-type="image/png"/>
  <manifest:file-entry manifest:full-path="Pictures/10000201000006400000038438F498ECAD05AFFC.png" manifest:media-type="image/png"/>
  <manifest:file-entry manifest:full-path="Pictures/1000020100000640000003847E2E494E14690046.png" manifest:media-type="image/png"/>
  <manifest:file-entry manifest:full-path="Pictures/100002010000064000000384467CD25102F7C555.png" manifest:media-type="image/png"/>
  <manifest:file-entry manifest:full-path="Pictures/100002010000064000000384B42503D38047C4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19b" officeooo:paragraph-rsid="001b4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871cm, 27.935cm, 5.292cm, 1.8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28cm, 27.894cm, 12.247cm, 1.9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001cm, 27.974cm, 9.765cm, 1.9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34cm, 27.43cm, 14.736cm, 1.87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661cm, 23.156cm, 12.659cm, 1.84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59cm, 23.2cm, 14.945cm, 1.86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Shell Scripting</text:p>
      <text:p text:style-name="P1"/>
      <text:p text:style-name="P1"><draw:frame draw:style-name="fr6" draw:name="Image1" text:anchor-type="char" svg:x="0.894cm" svg:y="0.303cm" svg:width="6.934cm" svg:height="2.533cm" draw:z-index="0"><draw:image xlink:href="Pictures/100002010000064000000384B42503D38047C44F.png" xlink:type="simple" xlink:show="embed" xlink:actuate="onLoad" loext:mime-type="image/png"/></draw:frame><draw:frame draw:style-name="fr5" draw:name="Image2" text:anchor-type="char" svg:x="0.91cm" svg:y="3.429cm" svg:width="6.959cm" svg:height="1.402cm" draw:z-index="1"><draw:image xlink:href="Pictures/100002010000064000000384467CD25102F7C555.png" xlink:type="simple" xlink:show="embed" xlink:actuate="onLoad" loext:mime-type="image/png"/></draw:frame><draw:frame draw:style-name="fr4" draw:name="Image3" text:anchor-type="char" svg:x="1.815cm" svg:y="6.006cm" svg:width="5.23cm" svg:height="2.667cm" draw:z-index="2"><draw:image xlink:href="Pictures/1000020100000640000003847E2E494E14690046.png" xlink:type="simple" xlink:show="embed" xlink:actuate="onLoad" loext:mime-type="image/png"/></draw:frame><draw:frame draw:style-name="fr3" draw:name="Image4" text:anchor-type="char" svg:x="1.958cm" svg:y="9.416cm" svg:width="4.995cm" svg:height="1.625cm" draw:z-index="3"><draw:image xlink:href="Pictures/10000201000006400000038438F498ECAD05AFFC.png" xlink:type="simple" xlink:show="embed" xlink:actuate="onLoad" loext:mime-type="image/png"/></draw:frame><draw:frame draw:style-name="fr2" draw:name="Image5" text:anchor-type="char" svg:x="1.931cm" svg:y="11.77cm" svg:width="5.024cm" svg:height="3.96cm" draw:z-index="4"><draw:image xlink:href="Pictures/1000020100000640000003843CC745FFAFD235E5.png" xlink:type="simple" xlink:show="embed" xlink:actuate="onLoad" loext:mime-type="image/png"/></draw:frame><draw:frame draw:style-name="fr1" draw:name="Image6" text:anchor-type="char" svg:x="1.93cm" svg:y="16.286cm" svg:width="5.041cm" svg:height="1.342cm" draw:z-index="5"><draw:image xlink:href="Pictures/10000201000006400000038481A8BDB33946C2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46:59.697269623</meta:creation-date>
    <dc:date>2022-05-25T15:14:13.716312953</dc:date>
    <meta:editing-duration>PT17M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1" meta:paragraph-count="1" meta:word-count="2" meta:character-count="43" meta:non-whitespace-character-count="14"/>
  </office:meta>
</office:document-meta>
</file>